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2">
      <style:paragraph-properties fo:margin-left="1in" fo:margin-right="0in" fo:text-indent="-0.25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font-weight="bold" style:font-weight-asian="bold"/>
    </style:style>
    <style:style style:name="P9" style:family="paragraph" style:parent-style-name="Heading_20_3" style:master-page-name="Standard">
      <style:paragraph-properties style:page-number="1"/>
    </style:style>
    <style:style style:name="T1" style:family="text">
      <style:text-properties fo:color="#666666" fo:font-weight="bold" style:font-weight-asian="bold"/>
    </style:style>
    <style:style style:name="T2" style:family="text">
      <style:text-properties fo:color="#ff9b00"/>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b68wc073lc62"/><text:span text:style-name="T1">DevOps Professional Interview Exercise</text:span></text:p>
      <text:p text:style-name="Heading_20_4"><text:bookmark text:name="_8b8tryu4boe2"/><text:span text:style-name="T2">Overview</text:span></text:p>
      <text:p text:style-name="Standard">The following exercise will provide you with the opportunity to engineer a solution and demonstrate your ability to address a client during the design, architecture and engineering phases of an engagement. <text:s/>You will have up to 45 minutes to present your solution, perform a demo or code/technical review, address client requirements, and ask any questions you feel are necessary to move the opportunity forward. <text:s/>The remaining time will be left for Q&amp;A and discussion with the Maven Wave Team.</text:p>
      <text:p text:style-name="Heading_20_4"><text:bookmark text:name="_5ctklkuldm8m"/><text:span text:style-name="T2">Assets</text:span></text:p>
      <text:list xml:id="list2413483171" text:style-name="WWNum1">
        <text:list-item>
          <text:p text:style-name="P2">Please use the included <text:span text:style-name="T3">Maven Wave Google Slides Template</text:span> for the presentation portion (make a copy of the read-only template and share it with <text:span text:style-name="T4">madeline.ecklund@mavenwave.com</text:span>). <text:s/>The template does include a set of slides to help you provide a brief Maven Wave introduction to the client.</text:p>
        </text:list-item>
        <text:list-item>
          <text:p text:style-name="P2">You may find either the <text:a xlink:type="simple" xlink:href="https://cloud.google.com/icons/" text:style-name="ListLabel_20_37" text:visited-style-name="ListLabel_20_37"><text:span text:style-name="T6">GCP Solution Icons</text:span></text:a> or <text:a xlink:type="simple" xlink:href="https://aws.amazon.com/architecture/icons/" text:style-name="ListLabel_20_37" text:visited-style-name="ListLabel_20_37"><text:span text:style-name="T6">AWS Simple Icons</text:span></text:a> for architectural diagrams helpful in creating your slides. <text:s/>You may also use your own.</text:p>
        </text:list-item>
        <text:list-item>
          <text:p text:style-name="P2">You may also find information at <text:a xlink:type="simple" xlink:href="https://www.mavenwave.com/" text:style-name="ListLabel_20_37" text:visited-style-name="ListLabel_20_37"><text:span text:style-name="T6">mavenwave.com</text:span></text:a> useful when looking for additional company information, etc.</text:p>
        </text:list-item>
      </text:list>
      <text:p text:style-name="Heading_20_4"><text:bookmark text:name="_dhaz8xa566zk"/><text:span text:style-name="T2">Your Objective</text:span></text:p>
      <text:p text:style-name="Standard">Review the included Case Studies:</text:p>
      <text:list xml:id="list2010373365" text:style-name="WWNum2">
        <text:list-item>
          <text:p text:style-name="P3"><text:span text:style-name="T3">JangoMart</text:span></text:p>
          <text:list>
            <text:list-item>
              <text:p text:style-name="P6">Cloud Migration / DevOps implementation / Cost Savings</text:p>
            </text:list-item>
          </text:list>
        </text:list-item>
      </text:list>
      <text:p text:style-name="P8"/>
      <text:p text:style-name="P7">Design a solution based on the stated Business and Technical Requirements. <text:s/>Engineer a portion of your proposed solution. Feel free to use Google Cloud, AWS, Azure, open-source, or whatever. </text:p>
      <text:p text:style-name="P7"/>
      <text:p text:style-name="P7">First, prepare a 25 minute presentation that will:</text:p>
      <text:list xml:id="list2918831828" text:style-name="WWNum3">
        <text:list-item>
          <text:p text:style-name="P4">Briefly introduce Maven Wave and our Infrastructure <text:s/>and DevOps practice (slides 3-5)</text:p>
        </text:list-item>
        <text:list-item>
          <text:p text:style-name="P4">Restate the problem set and current challenges (slide 7)</text:p>
        </text:list-item>
        <text:list-item>
          <text:p text:style-name="P4">Showcase your solution (slides 9+). Feel free to use more slides, but but stay concise to adhere to client time constraints. <text:s/>Your solution should present an end-state architecture that supports JangoMart’s objectives. <text:s/>In addition to an architecture design, keep in mind JangoMart’s operations concerns and how you would leverage key DevOps solutions to not only move their existing architecture to your proposed solution, but also facilitate scaling operations and maintenance in their target environment.</text:p>
        </text:list-item>
        <text:list-item>
          <text:p text:style-name="P4">Transition to your DevOps demo / code review (detailed in the next section) (slide 10)</text:p>
        </text:list-item>
      </text:list>
      <text:p text:style-name="P7"><text:line-break/>Second, engineer and demonstrate/review in 20 minutes an automated MVP solution that:</text:p>
      <text:list xml:id="list2866595122" text:style-name="WWNum4">
        <text:list-item>
          <text:p text:style-name="P5">Uses DevOps tools/languages (your choice which ones) to build, deploy or in any way automate a core portion of the architecture (not everything is required!). Try to incorporate CI/CD, IaC and/or other automation scripts to solve a core problem stated in the case study. You are welcome to push your code to a public repository like Github or Gitlab prior to coming on site for review.</text:p>
        </text:list-item>
        <text:list-item>
          <text:p text:style-name="P5">Prepare to demo and/or perform an in depth code review to an audience of DevOps engineers and explain how the solution solves a problem in the case study.</text:p>
        </text:list-item>
        <text:list-item>
          <text:p text:style-name="P5">While this solution is intended to be of an MVP variety, be prepared to discuss how you could scale it for broader enterprise use.</text:p>
        </text:list-item>
      </text:list>
      <text:p text:style-name="P7"/>
      <text:p text:style-name="Standard">Assume that your audience will be a mix of both senior management and technical SMEs. <text:s/>They have already met with sales reps and sales engineers to address the high-level approach and questions and are looking for a deeper analysis of the problem both from an infrastructure and DevOps standpoint.</text:p>
      <text:p text:style-name="P7"><text:soft-page-break/></text:p>
      <text:p text:style-name="P7">Be prepared for Q&amp;A. <text:s/>Feel free to add more slides and share code repositories as needed. <text:s/>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544" meta:character-count="3346" meta:non-whitespace-character-count="2825"/>
    <meta:generator>LibreOfficeDev/6.0.5.2$Linux_X86_64 LibreOffice_project/</meta:generator>
  </office:meta>
</office:document-meta>
</file>